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ce7" style:family="table-cell" style:parent-style-name="Default" style:data-style-name="N0">
      <style:text-properties style:text-underline-style="solid" style:text-underline-width="auto" style:text-underline-color="font-color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lumno: D./Dª __Juan Francisco Díaz Moreno______________________________________________________________________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Cubo (Creación correcta de Geometría y Topología ) 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inmediato (glDrawElements) 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ColorArray para el color 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puntos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lambre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sólido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7"/>
          <table:table-cell table:number-columns-repeated="57"/>
        </table:table-row>
        <table:table-row table:style-name="ro2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arga y visualiza PLY (con clase propia)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vector de puntos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cualquier sentido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2"/>
          <table:table-cell office:value-type="string" calcext:value-type="string">
            <text:p>X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es con argumento para crear o no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sualización opcional de tapas en tiempo de ejecución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2"/>
          <table:table-cell office:value-type="string" calcext:value-type="string">
            <text:p>(se me olvidó marcar antes)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Extra: rotación de perfil en cualquier eje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álculo correcto de las normales en los vértice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array de normale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Implementación correcta clase Luz (y subclases)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una luz direccional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una luz puntual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4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2"/>
          <table:table-cell office:value-type="string" calcext:value-type="string">
            <text:p>X + draw (Escena)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62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11:46:18.2321793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fjmel</meta:initial-creator>
    <meta:creation-date>2019-10-11T16:56:56Z</meta:creation-date>
    <dc:date>2021-01-05T14:21:22.171028970</dc:date>
    <meta:editing-duration>PT6H11M46S</meta:editing-duration>
    <meta:editing-cycles>16</meta:editing-cycles>
    <meta:document-statistic meta:table-count="1" meta:cell-count="154" meta:object-count="0"/>
  </office:meta>
</office:document-meta>
</file>